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5" manifest:media-type=""/>
  <manifest:file-entry manifest:full-path="ObjectReplacements/Object 30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66" manifest:media-type="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0" manifest:media-type="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0.5583in"/>
    </style:style>
    <style:style style:name="Table1.B" style:family="table-column">
      <style:table-column-properties style:column-width="0.4833in"/>
    </style:style>
    <style:style style:name="Table1.C" style:family="table-column">
      <style:table-column-properties style:column-width="1.130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cb8" officeooo:paragraph-rsid="00111cb8"/>
    </style:style>
    <style:style style:name="P2" style:family="paragraph" style:parent-style-name="Standard">
      <style:text-properties officeooo:rsid="00111cb8" officeooo:paragraph-rsid="001e3c5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1cb8" officeooo:paragraph-rsid="00111cb8" style:font-weight-asian="bold" style:font-weight-complex="bold"/>
    </style:style>
    <style:style style:name="P4" style:family="paragraph" style:parent-style-name="Standard">
      <style:text-properties fo:font-weight="bold" officeooo:rsid="00111cb8" officeooo:paragraph-rsid="00111cb8" style:font-weight-asian="bold" style:font-weight-complex="bold"/>
    </style:style>
    <style:style style:name="P5" style:family="paragraph" style:parent-style-name="Standard">
      <style:text-properties fo:font-weight="bold" officeooo:rsid="002041e5" officeooo:paragraph-rsid="002041e5" style:font-weight-asian="bold" style:font-weight-complex="bold"/>
    </style:style>
    <style:style style:name="P6" style:family="paragraph" style:parent-style-name="Standard">
      <style:text-properties fo:font-weight="bold" officeooo:rsid="001e3c50" officeooo:paragraph-rsid="0021d30c" style:font-weight-asian="bold" style:font-weight-complex="bold"/>
    </style:style>
    <style:style style:name="P7" style:family="paragraph" style:parent-style-name="Standard">
      <style:text-properties fo:font-weight="bold" officeooo:rsid="001db240" officeooo:paragraph-rsid="001e3c50" style:font-weight-asian="bold" style:font-weight-complex="bold"/>
    </style:style>
    <style:style style:name="P8" style:family="paragraph" style:parent-style-name="Standard">
      <style:text-properties fo:font-weight="bold" officeooo:rsid="0021d30c" officeooo:paragraph-rsid="0021d30c" style:font-weight-asian="bold" style:font-weight-complex="bold"/>
    </style:style>
    <style:style style:name="P9" style:family="paragraph" style:parent-style-name="Standard">
      <style:text-properties fo:font-weight="bold" officeooo:rsid="001a1833" officeooo:paragraph-rsid="002f20be" style:font-weight-asian="bold" style:font-weight-complex="bold"/>
    </style:style>
    <style:style style:name="P10" style:family="paragraph" style:parent-style-name="Standard">
      <style:text-properties fo:font-weight="bold" officeooo:rsid="0011c9b7" officeooo:paragraph-rsid="00359d86" style:font-weight-asian="bold" style:font-weight-complex="bold"/>
    </style:style>
    <style:style style:name="P11" style:family="paragraph" style:parent-style-name="Standard">
      <style:text-properties fo:font-weight="bold" officeooo:rsid="0011c9b7" officeooo:paragraph-rsid="002f20be" style:font-weight-asian="bold" style:font-weight-complex="bold"/>
    </style:style>
    <style:style style:name="P12" style:family="paragraph" style:parent-style-name="Standard">
      <style:text-properties fo:font-weight="bold" officeooo:rsid="002a1525" officeooo:paragraph-rsid="002f20be" style:font-weight-asian="bold" style:font-weight-complex="bold"/>
    </style:style>
    <style:style style:name="P13" style:family="paragraph" style:parent-style-name="Standard">
      <style:text-properties fo:font-weight="bold" officeooo:rsid="002521e2" officeooo:paragraph-rsid="0042871f" style:font-weight-asian="bold" style:font-weight-complex="bold"/>
    </style:style>
    <style:style style:name="P14" style:family="paragraph" style:parent-style-name="Standard">
      <style:text-properties fo:font-weight="bold" officeooo:rsid="0043d4e6" officeooo:paragraph-rsid="0043d4e6" style:font-weight-asian="bold" style:font-weight-complex="bold"/>
    </style:style>
    <style:style style:name="P15" style:family="paragraph" style:parent-style-name="Standard">
      <style:text-properties fo:font-weight="bold" officeooo:rsid="001b72cd" officeooo:paragraph-rsid="0048998c" style:font-weight-asian="bold" style:font-weight-complex="bold"/>
    </style:style>
    <style:style style:name="P16" style:family="paragraph" style:parent-style-name="Standard">
      <style:text-properties officeooo:paragraph-rsid="001e3c50"/>
    </style:style>
    <style:style style:name="P17" style:family="paragraph" style:parent-style-name="Standard">
      <style:text-properties officeooo:rsid="001db240" officeooo:paragraph-rsid="001db240"/>
    </style:style>
    <style:style style:name="P18" style:family="paragraph" style:parent-style-name="Standard">
      <style:text-properties officeooo:rsid="001db240" officeooo:paragraph-rsid="001e3c50"/>
    </style:style>
    <style:style style:name="P19" style:family="paragraph" style:parent-style-name="Standard">
      <style:text-properties officeooo:rsid="002041e5" officeooo:paragraph-rsid="002041e5"/>
    </style:style>
    <style:style style:name="P20" style:family="paragraph" style:parent-style-name="Standard">
      <style:text-properties officeooo:rsid="002002cc" officeooo:paragraph-rsid="0021d30c"/>
    </style:style>
    <style:style style:name="P21" style:family="paragraph" style:parent-style-name="Standard">
      <style:text-properties officeooo:rsid="002002cc" officeooo:paragraph-rsid="001e3c50"/>
    </style:style>
    <style:style style:name="P22" style:family="paragraph" style:parent-style-name="Standard">
      <style:text-properties officeooo:rsid="001a1833" officeooo:paragraph-rsid="002f20be"/>
    </style:style>
    <style:style style:name="P23" style:family="paragraph" style:parent-style-name="Standard">
      <style:text-properties style:text-position="0% 100%" officeooo:rsid="002a1525" officeooo:paragraph-rsid="002f20be"/>
    </style:style>
    <style:style style:name="P24" style:family="paragraph" style:parent-style-name="Standard">
      <style:text-properties style:text-position="0% 100%" fo:font-weight="bold" officeooo:rsid="002ccd10" officeooo:paragraph-rsid="0040a699" style:font-weight-asian="bold" style:font-weight-complex="bold"/>
    </style:style>
    <style:style style:name="P25" style:family="paragraph" style:parent-style-name="Standard">
      <style:text-properties style:text-position="0% 100%" officeooo:rsid="00309b4b" officeooo:paragraph-rsid="0040a699"/>
    </style:style>
    <style:style style:name="P26" style:family="paragraph" style:parent-style-name="Standard">
      <style:text-properties officeooo:rsid="001e3c50" officeooo:paragraph-rsid="001e3c50"/>
    </style:style>
    <style:style style:name="P27" style:family="paragraph" style:parent-style-name="Standard">
      <style:text-properties officeooo:rsid="002b9f81" officeooo:paragraph-rsid="0042871f"/>
    </style:style>
    <style:style style:name="P28" style:family="paragraph" style:parent-style-name="Standard">
      <style:text-properties officeooo:rsid="0043d4e6" officeooo:paragraph-rsid="0042871f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e3c50" officeooo:paragraph-rsid="001e3c50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db240" officeooo:paragraph-rsid="001db240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db240" officeooo:paragraph-rsid="001e3c50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db240" officeooo:paragraph-rsid="0042871f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db240" officeooo:paragraph-rsid="001db240"/>
    </style:style>
    <style:style style:name="P34" style:family="paragraph" style:parent-style-name="Table_20_Contents">
      <style:paragraph-properties fo:text-align="center" style:justify-single-word="false"/>
      <style:text-properties officeooo:rsid="001e3c50" officeooo:paragraph-rsid="001e3c50"/>
    </style:style>
    <style:style style:name="P35" style:family="paragraph" style:parent-style-name="Standard" style:list-style-name="L1">
      <style:text-properties officeooo:paragraph-rsid="00111cb8"/>
    </style:style>
    <style:style style:name="P36" style:family="paragraph" style:parent-style-name="Standard" style:list-style-name="L1">
      <style:text-properties officeooo:rsid="00111cb8" officeooo:paragraph-rsid="00111cb8"/>
    </style:style>
    <style:style style:name="P37" style:family="paragraph" style:parent-style-name="Standard" style:list-style-name="L3">
      <style:text-properties officeooo:rsid="00111cb8" officeooo:paragraph-rsid="0021d30c"/>
    </style:style>
    <style:style style:name="P38" style:family="paragraph" style:parent-style-name="Standard" style:list-style-name="L7">
      <style:text-properties officeooo:rsid="00111cb8" officeooo:paragraph-rsid="0021d30c"/>
    </style:style>
    <style:style style:name="P39" style:family="paragraph" style:parent-style-name="Standard" style:list-style-name="L2">
      <style:text-properties officeooo:rsid="001db240" officeooo:paragraph-rsid="001db240"/>
    </style:style>
    <style:style style:name="P40" style:family="paragraph" style:parent-style-name="Standard" style:list-style-name="L2">
      <style:text-properties officeooo:rsid="001e3c50" officeooo:paragraph-rsid="001e3c50"/>
    </style:style>
    <style:style style:name="P41" style:family="paragraph" style:parent-style-name="Standard" style:list-style-name="L4">
      <style:text-properties officeooo:rsid="001e3c50" officeooo:paragraph-rsid="001e3c50"/>
    </style:style>
    <style:style style:name="P42" style:family="paragraph" style:parent-style-name="Standard" style:list-style-name="L6">
      <style:text-properties officeooo:rsid="001e3c50" officeooo:paragraph-rsid="0040a699"/>
    </style:style>
    <style:style style:name="P43" style:family="paragraph" style:parent-style-name="Standard" style:list-style-name="L3">
      <style:text-properties officeooo:paragraph-rsid="0021d30c"/>
    </style:style>
    <style:style style:name="P44" style:family="paragraph" style:parent-style-name="Standard" style:list-style-name="L3">
      <style:text-properties officeooo:rsid="002002cc" officeooo:paragraph-rsid="0021d30c"/>
    </style:style>
    <style:style style:name="P45" style:family="paragraph" style:parent-style-name="Standard" style:list-style-name="L4">
      <style:text-properties fo:font-weight="bold" officeooo:rsid="002041e5" officeooo:paragraph-rsid="002041e5" style:font-weight-asian="bold" style:font-weight-complex="bold"/>
    </style:style>
    <style:style style:name="P46" style:family="paragraph" style:parent-style-name="Standard" style:list-style-name="L8">
      <style:text-properties fo:font-weight="bold" officeooo:rsid="001a1833" officeooo:paragraph-rsid="002f20be" style:font-weight-asian="bold" style:font-weight-complex="bold"/>
    </style:style>
    <style:style style:name="P47" style:family="paragraph" style:parent-style-name="Standard" style:list-style-name="L10">
      <style:text-properties fo:font-weight="bold" officeooo:rsid="001b72cd" officeooo:paragraph-rsid="001b72cd" style:font-weight-asian="bold" style:font-weight-complex="bold"/>
    </style:style>
    <style:style style:name="P48" style:family="paragraph" style:parent-style-name="Standard" style:list-style-name="L4">
      <style:text-properties officeooo:rsid="002041e5" officeooo:paragraph-rsid="002041e5"/>
    </style:style>
    <style:style style:name="P49" style:family="paragraph" style:parent-style-name="Standard" style:list-style-name="L4">
      <style:text-properties officeooo:rsid="002041e5" officeooo:paragraph-rsid="002a1525"/>
    </style:style>
    <style:style style:name="P50" style:family="paragraph" style:parent-style-name="Standard" style:list-style-name="L5">
      <style:text-properties officeooo:paragraph-rsid="0042871f"/>
    </style:style>
    <style:style style:name="P51" style:family="paragraph" style:parent-style-name="Standard" style:list-style-name="L5">
      <style:text-properties officeooo:rsid="002f20be" officeooo:paragraph-rsid="0042871f"/>
    </style:style>
    <style:style style:name="P52" style:family="paragraph" style:parent-style-name="Standard" style:list-style-name="L5">
      <style:text-properties officeooo:rsid="002a9071" officeooo:paragraph-rsid="0042871f"/>
    </style:style>
    <style:style style:name="P53" style:family="paragraph" style:parent-style-name="Standard" style:list-style-name="L5">
      <style:text-properties officeooo:rsid="0011c9b7" officeooo:paragraph-rsid="0042871f"/>
    </style:style>
    <style:style style:name="P54" style:family="paragraph" style:parent-style-name="Standard" style:list-style-name="L9">
      <style:text-properties officeooo:rsid="0011c9b7" officeooo:paragraph-rsid="00359d86"/>
    </style:style>
    <style:style style:name="P55" style:family="paragraph" style:parent-style-name="Standard" style:list-style-name="L5">
      <style:text-properties officeooo:rsid="00161afc" officeooo:paragraph-rsid="0042871f"/>
    </style:style>
    <style:style style:name="P56" style:family="paragraph" style:parent-style-name="Standard" style:list-style-name="L5">
      <style:text-properties officeooo:rsid="00181863" officeooo:paragraph-rsid="0042871f"/>
    </style:style>
    <style:style style:name="P57" style:family="paragraph" style:parent-style-name="Standard" style:list-style-name="L6">
      <style:text-properties officeooo:paragraph-rsid="0040a699"/>
    </style:style>
    <style:style style:name="P58" style:family="paragraph" style:parent-style-name="Standard" style:list-style-name="L7">
      <style:text-properties style:text-position="0% 100%" officeooo:rsid="00235ccd" officeooo:paragraph-rsid="00235ccd"/>
    </style:style>
    <style:style style:name="P59" style:family="paragraph" style:parent-style-name="Standard" style:list-style-name="L7">
      <style:text-properties style:text-position="0% 100%" officeooo:rsid="00235ccd" officeooo:paragraph-rsid="0024f068"/>
    </style:style>
    <style:style style:name="P60" style:family="paragraph" style:parent-style-name="Standard" style:list-style-name="L7">
      <style:text-properties style:text-position="0% 100%" officeooo:rsid="00235ccd" officeooo:paragraph-rsid="003e793a"/>
    </style:style>
    <style:style style:name="P61" style:family="paragraph" style:parent-style-name="Standard" style:list-style-name="L7">
      <style:text-properties style:text-position="0% 100%" officeooo:rsid="0040a699" officeooo:paragraph-rsid="0040a699"/>
    </style:style>
    <style:style style:name="P62" style:family="paragraph" style:parent-style-name="Standard" style:list-style-name="L9">
      <style:text-properties style:text-position="0% 100%" officeooo:rsid="0033fc09" officeooo:paragraph-rsid="00359d86"/>
    </style:style>
    <style:style style:name="P63" style:family="paragraph" style:parent-style-name="Standard" style:list-style-name="L9">
      <style:text-properties style:text-position="0% 100%" officeooo:rsid="00359d86" officeooo:paragraph-rsid="00359d86"/>
    </style:style>
    <style:style style:name="P64" style:family="paragraph" style:parent-style-name="Standard" style:list-style-name="L10">
      <style:text-properties style:text-position="0% 100%" officeooo:rsid="00370840" officeooo:paragraph-rsid="00370840"/>
    </style:style>
    <style:style style:name="P65" style:family="paragraph" style:parent-style-name="Standard" style:list-style-name="L8">
      <style:text-properties officeooo:rsid="001a1833" officeooo:paragraph-rsid="002f20be"/>
    </style:style>
    <style:style style:name="P66" style:family="paragraph" style:parent-style-name="Standard" style:list-style-name="L8">
      <style:text-properties officeooo:rsid="002521e2" officeooo:paragraph-rsid="002f20be"/>
    </style:style>
    <style:style style:name="P67" style:family="paragraph" style:parent-style-name="Standard" style:list-style-name="L8">
      <style:text-properties officeooo:rsid="0027a833" officeooo:paragraph-rsid="002f20be"/>
    </style:style>
    <style:style style:name="P68" style:family="paragraph" style:parent-style-name="Standard" style:list-style-name="L10">
      <style:text-properties officeooo:rsid="00359d86" officeooo:paragraph-rsid="00359d86"/>
    </style:style>
    <style:style style:name="P69" style:family="paragraph" style:parent-style-name="Standard" style:list-style-name="L10">
      <style:text-properties officeooo:rsid="003680b5" officeooo:paragraph-rsid="003680b5"/>
    </style:style>
    <style:style style:name="P70" style:family="paragraph" style:parent-style-name="Standard" style:list-style-name="L10">
      <style:text-properties officeooo:rsid="00370840" officeooo:paragraph-rsid="00370840"/>
    </style:style>
    <style:style style:name="P71" style:family="paragraph" style:parent-style-name="Standard" style:list-style-name="L10">
      <style:text-properties officeooo:rsid="003888e9" officeooo:paragraph-rsid="003888e9"/>
    </style:style>
    <style:style style:name="P72" style:family="paragraph" style:parent-style-name="Standard">
      <style:text-properties officeooo:rsid="003888e9" officeooo:paragraph-rsid="0050857a"/>
    </style:style>
    <style:style style:name="P73" style:family="paragraph" style:parent-style-name="Standard" style:list-style-name="L11">
      <style:text-properties officeooo:rsid="001b72cd" officeooo:paragraph-rsid="0043d4e6"/>
    </style:style>
    <style:style style:name="P74" style:family="paragraph" style:parent-style-name="Standard" style:list-style-name="L11">
      <style:text-properties officeooo:rsid="0045660e" officeooo:paragraph-rsid="0045660e"/>
    </style:style>
    <style:style style:name="P75" style:family="paragraph" style:parent-style-name="Standard" style:list-style-name="L12">
      <style:text-properties officeooo:rsid="0045660e" officeooo:paragraph-rsid="0048998c"/>
    </style:style>
    <style:style style:name="P76" style:family="paragraph" style:parent-style-name="Standard" style:list-style-name="L10">
      <style:paragraph-properties fo:padding="0.0291in" fo:border-left="none" fo:border-right="none" fo:border-top="none" fo:border-bottom="0.06pt solid #000000" style:join-border="false"/>
      <style:text-properties officeooo:rsid="00359d86" officeooo:paragraph-rsid="00359d86"/>
    </style:style>
    <style:style style:name="P77" style:family="paragraph" style:parent-style-name="Standard" style:list-style-name="L10">
      <style:paragraph-properties fo:padding="0.0291in" fo:border-left="none" fo:border-right="none" fo:border-top="none" fo:border-bottom="0.06pt solid #000000" style:join-border="false"/>
      <style:text-properties officeooo:rsid="003680b5" officeooo:paragraph-rsid="003680b5"/>
    </style:style>
    <style:style style:name="P78" style:family="paragraph" style:parent-style-name="Standard" style:list-style-name="L10">
      <style:paragraph-properties fo:padding="0.0291in" fo:border-left="none" fo:border-right="none" fo:border-top="none" fo:border-bottom="0.06pt solid #000000" style:join-border="false"/>
      <style:text-properties officeooo:rsid="00370840" officeooo:paragraph-rsid="00370840"/>
    </style:style>
    <style:style style:name="P79" style:family="paragraph" style:parent-style-name="Standard" style:list-style-name="L10">
      <style:paragraph-properties fo:padding="0.0291in" fo:border-left="none" fo:border-right="none" fo:border-top="none" fo:border-bottom="0.06pt solid #000000" style:join-border="false"/>
      <style:text-properties style:text-position="sub 58%" officeooo:rsid="00370840" officeooo:paragraph-rsid="00370840"/>
    </style:style>
    <style:style style:name="P80" style:family="paragraph" style:parent-style-name="Standard" style:list-style-name="L10">
      <style:paragraph-properties fo:padding="0.0291in" fo:border-left="none" fo:border-right="none" fo:border-top="none" fo:border-bottom="0.06pt solid #000000" style:join-border="false"/>
      <style:text-properties officeooo:rsid="003888e9" officeooo:paragraph-rsid="003888e9"/>
    </style:style>
    <style:style style:name="T1" style:family="text">
      <style:text-properties officeooo:rsid="00111cb8"/>
    </style:style>
    <style:style style:name="T2" style:family="text">
      <style:text-properties fo:font-style="italic" officeooo:rsid="00111cb8" style:font-style-asian="italic" style:font-style-complex="italic"/>
    </style:style>
    <style:style style:name="T3" style:family="text">
      <style:text-properties officeooo:rsid="001db240"/>
    </style:style>
    <style:style style:name="T4" style:family="text">
      <style:text-properties officeooo:rsid="001e3c5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3c50" style:font-weight-asian="bold" style:font-weight-complex="bold"/>
    </style:style>
    <style:style style:name="T7" style:family="text">
      <style:text-properties fo:font-weight="bold" officeooo:rsid="002041e5" style:font-weight-asian="bold" style:font-weight-complex="bold"/>
    </style:style>
    <style:style style:name="T8" style:family="text">
      <style:text-properties fo:font-weight="bold" officeooo:rsid="003e793a" style:font-weight-asian="bold" style:font-weight-complex="bold"/>
    </style:style>
    <style:style style:name="T9" style:family="text">
      <style:text-properties officeooo:rsid="002002cc"/>
    </style:style>
    <style:style style:name="T10" style:family="text">
      <style:text-properties officeooo:rsid="0011c9b7"/>
    </style:style>
    <style:style style:name="T11" style:family="text">
      <style:text-properties officeooo:rsid="0021d30c"/>
    </style:style>
    <style:style style:name="T12" style:family="text">
      <style:text-properties style:text-position="super 58%" officeooo:rsid="0021d30c"/>
    </style:style>
    <style:style style:name="T13" style:family="text">
      <style:text-properties style:text-position="super 58%" officeooo:rsid="002a1525"/>
    </style:style>
    <style:style style:name="T14" style:family="text">
      <style:text-properties style:text-position="0% 100%" officeooo:rsid="0021d30c"/>
    </style:style>
    <style:style style:name="T15" style:family="text">
      <style:text-properties style:text-position="0% 100%" officeooo:rsid="00235ccd"/>
    </style:style>
    <style:style style:name="T16" style:family="text">
      <style:text-properties style:text-position="0% 100%" officeooo:rsid="002a1525"/>
    </style:style>
    <style:style style:name="T17" style:family="text">
      <style:text-properties style:text-position="0% 100%" officeooo:rsid="002ccd10"/>
    </style:style>
    <style:style style:name="T18" style:family="text">
      <style:text-properties style:text-position="0% 100%" officeooo:rsid="002f20be"/>
    </style:style>
    <style:style style:name="T19" style:family="text">
      <style:text-properties style:text-position="0% 100%" officeooo:rsid="00309b4b"/>
    </style:style>
    <style:style style:name="T20" style:family="text">
      <style:text-properties style:text-position="0% 100%" officeooo:rsid="0032bf27"/>
    </style:style>
    <style:style style:name="T21" style:family="text">
      <style:text-properties style:text-position="0% 100%" officeooo:rsid="0033fc09"/>
    </style:style>
    <style:style style:name="T22" style:family="text">
      <style:text-properties style:text-position="0% 100%" officeooo:rsid="001a1833"/>
    </style:style>
    <style:style style:name="T23" style:family="text">
      <style:text-properties style:text-position="0% 100%" officeooo:rsid="001b72cd"/>
    </style:style>
    <style:style style:name="T24" style:family="text">
      <style:text-properties style:text-position="0% 100%" officeooo:rsid="003e793a"/>
    </style:style>
    <style:style style:name="T25" style:family="text">
      <style:text-properties style:text-position="0% 100%" officeooo:rsid="004841a5"/>
    </style:style>
    <style:style style:name="T26" style:family="text">
      <style:text-properties style:text-position="sub 58%" officeooo:rsid="0021d30c"/>
    </style:style>
    <style:style style:name="T27" style:family="text">
      <style:text-properties style:text-position="sub 58%" officeooo:rsid="002a1525"/>
    </style:style>
    <style:style style:name="T28" style:family="text">
      <style:text-properties officeooo:rsid="00235ccd"/>
    </style:style>
    <style:style style:name="T29" style:family="text">
      <style:text-properties officeooo:rsid="0024f068"/>
    </style:style>
    <style:style style:name="T30" style:family="text">
      <style:text-properties officeooo:rsid="002521e2"/>
    </style:style>
    <style:style style:name="T31" style:family="text">
      <style:text-properties officeooo:rsid="002a1525"/>
    </style:style>
    <style:style style:name="T32" style:family="text">
      <style:text-properties officeooo:rsid="002a9071"/>
    </style:style>
    <style:style style:name="T33" style:family="text">
      <style:text-properties officeooo:rsid="002afde2"/>
    </style:style>
    <style:style style:name="T34" style:family="text">
      <style:text-properties officeooo:rsid="002b9f81"/>
    </style:style>
    <style:style style:name="T35" style:family="text">
      <style:text-properties officeooo:rsid="002c307c"/>
    </style:style>
    <style:style style:name="T36" style:family="text">
      <style:text-properties officeooo:rsid="002f20be"/>
    </style:style>
    <style:style style:name="T37" style:family="text">
      <style:text-properties officeooo:rsid="003680b5"/>
    </style:style>
    <style:style style:name="T38" style:family="text">
      <style:text-properties officeooo:rsid="003888e9"/>
    </style:style>
    <style:style style:name="T39" style:family="text">
      <style:text-properties officeooo:rsid="003e793a"/>
    </style:style>
    <style:style style:name="T40" style:family="text">
      <style:text-properties officeooo:rsid="0043d4e6"/>
    </style:style>
    <style:style style:name="T41" style:family="text">
      <style:text-properties officeooo:rsid="0045660e"/>
    </style:style>
    <style:style style:name="T42" style:family="text">
      <style:text-properties officeooo:rsid="004b1087"/>
    </style:style>
    <style:style style:name="T43" style:family="text">
      <style:text-properties officeooo:rsid="0050857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background-color="#ffffff" style:background-transparency="100%" draw:ole-draw-aspect="1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positional logic</text:p>
      <text:p text:style-name="P1"/>
      <text:list xml:id="list6043851033039313862" text:style-name="L1">
        <text:list-item>
          <text:p text:style-name="P35"><text:span text:style-name="T1">Propositional logic attempts to formalize the relationships that certain connectives like </text:span><text:span text:style-name="T2">not, and , or</text:span><text:span text:style-name="T1"> , and </text:span><text:span text:style-name="T2">if . . . then</text:span><text:span text:style-name="T1"> are used to express in English.</text:span></text:p>
        </text:list-item>
        <text:list-item>
          <text:p text:style-name="P36">It is also called sentential logic or predicate logic</text:p>
        </text:list-item>
        <text:list-item>
          <text:p text:style-name="P35"><text:span text:style-name="T1">While it has uses, propositional logic is not powerful enough to formalize most mathematical discourse. For one thing, it cannot handle the concepts expressed by the quantifiers </text:span><text:span text:style-name="T2">all</text:span><text:span text:style-name="T1"> and </text:span><text:span text:style-name="T2">there is</text:span><text:span text:style-name="T1">.</text:span></text:p>
        </text:list-item>
      </text:list>
      <text:p text:style-name="P1"/>
      <text:p text:style-name="P4">Statements/<text:span text:style-name="T3">Propositions</text:span></text:p>
      <text:list xml:id="list1602145017840560034" text:style-name="L2">
        <text:list-item>
          <text:p text:style-name="P39">Statements are declarative sentences or assertions that are either true or false – but not both.</text:p>
          <text:list>
            <text:list-item>
              <text:p text:style-name="P39">Statements</text:p>
              <text:list>
                <text:list-item>
                  <text:p text:style-name="P39">p: Combinatorics is required course for sophomores</text:p>
                </text:list-item>
                <text:list-item>
                  <text:p text:style-name="P39">q: 2 + 3 = 6</text:p>
                </text:list-item>
              </text:list>
            </text:list-item>
            <text:list-item>
              <text:p text:style-name="P39">Non-statements</text:p>
              <text:list>
                <text:list-item>
                  <text:p text:style-name="P39">An exclamation, “What a beautiful evening!”</text:p>
                </text:list-item>
                <text:list-item>
                  <text:p text:style-name="P39">A command, “Get up and do your exercises”</text:p>
                </text:list-item>
                <text:list-item>
                  <text:p text:style-name="P40">The number x is an integer</text:p>
                </text:list-item>
              </text:list>
            </text:list-item>
          </text:list>
        </text:list-item>
        <text:list-item>
          <text:p text:style-name="P40">New statements can be obtained from existing ones in two ways</text:p>
          <text:list>
            <text:list-item>
              <text:p text:style-name="P40">Transform using negation</text:p>
            </text:list-item>
            <text:list-item>
              <text:p text:style-name="P40">Combine two or more statements into a compound statements using logical connectives</text:p>
            </text:list-item>
          </text:list>
        </text:list-item>
      </text:list>
      <text:p text:style-name="P17"/>
      <text:p text:style-name="P5">Truth table</text:p>
      <text:p text:style-name="P19">Displays the relationships between the truth values of compound propositions constructed from simpler propositions</text:p>
      <text:p text:style-name="P19"/>
      <text:p text:style-name="P16"><text:span text:style-name="T7">Truth tables of l</text:span><text:span text:style-name="T6">ogical connectives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row>
          <table:table-cell table:style-name="Table1.A1" table:number-rows-spanned="2" office:value-type="string">
            <text:p text:style-name="P29">p</text:p>
          </table:table-cell>
          <table:table-cell table:style-name="Table1.A1" table:number-rows-spanned="2" office:value-type="string">
            <text:p text:style-name="P30">q</text:p>
          </table:table-cell>
          <table:table-cell table:style-name="Table1.A1" office:value-type="string">
            <text:p text:style-name="P32">Disjunction</text:p>
            <text:p text:style-name="P29">(or)</text:p>
          </table:table-cell>
          <table:table-cell table:style-name="Table1.A1" office:value-type="string">
            <text:p text:style-name="P32">Conjunction</text:p>
            <text:p text:style-name="P29">(and)</text:p>
          </table:table-cell>
          <table:table-cell table:style-name="Table1.A1" office:value-type="string">
            <text:p text:style-name="P31">Exclusive or</text:p>
            <text:p text:style-name="P29">(either or)</text:p>
          </table:table-cell>
          <table:table-cell table:style-name="Table1.A1" office:value-type="string">
            <text:p text:style-name="P31">Biconditional</text:p>
            <text:p text:style-name="P29">(if and only if)</text:p>
          </table:table-cell>
          <table:table-cell table:style-name="Table1.G1" office:value-type="string">
            <text:p text:style-name="P31">Implication</text:p>
            <text:p text:style-name="P29">(implies)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1"><draw:frame draw:style-name="fr1" draw:name="Object7" text:anchor-type="as-char" svg:y="-0.1043in" svg:width="0.2102in" svg:height="0.1134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C2" office:value-type="string">
            <text:p text:style-name="P31"><draw:frame draw:style-name="fr1" draw:name="Object8" text:anchor-type="as-char" svg:y="-0.1035in" svg:width="0.2102in" svg:height="0.1126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C2" office:value-type="string">
            <text:p text:style-name="P31"><draw:frame draw:style-name="fr2" draw:name="Object9" text:anchor-type="as-char" svg:y="-0.1047in" svg:width="0.211in" svg:height="0.1272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C2" office:value-type="string">
            <text:p text:style-name="P31">↔ </text:p>
          </table:table-cell>
          <table:table-cell table:style-name="Table1.G2" office:value-type="string">
            <text:p text:style-name="P31">→</text:p>
          </table:table-cell>
        </table:table-row>
        <table:table-row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4">0</text:p>
          </table:table-cell>
          <table:table-cell table:style-name="Table1.C2" office:value-type="string">
            <text:p text:style-name="P34">1</text:p>
          </table:table-cell>
          <table:table-cell table:style-name="Table1.G2" office:value-type="string">
            <text:p text:style-name="P34">1</text:p>
          </table:table-cell>
        </table:table-row>
        <table:table-row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4">1</text:p>
          </table:table-cell>
          <table:table-cell table:style-name="Table1.C2" office:value-type="string">
            <text:p text:style-name="P34">0</text:p>
          </table:table-cell>
          <table:table-cell table:style-name="Table1.G2" office:value-type="string">
            <text:p text:style-name="P34">1</text:p>
          </table:table-cell>
        </table:table-row>
        <table:table-row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0</text:p>
          </table:table-cell>
          <table:table-cell table:style-name="Table1.C2" office:value-type="string">
            <text:p text:style-name="P34">1</text:p>
          </table:table-cell>
          <table:table-cell table:style-name="Table1.C2" office:value-type="string">
            <text:p text:style-name="P34">0</text:p>
          </table:table-cell>
          <table:table-cell table:style-name="Table1.G2" office:value-type="string">
            <text:p text:style-name="P34">0</text:p>
          </table:table-cell>
        </table:table-row>
        <table:table-row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4">0</text:p>
          </table:table-cell>
          <table:table-cell table:style-name="Table1.C2" office:value-type="string">
            <text:p text:style-name="P34">1</text:p>
          </table:table-cell>
          <table:table-cell table:style-name="Table1.G2" office:value-type="string">
            <text:p text:style-name="P34">1</text:p>
          </table:table-cell>
        </table:table-row>
      </table:table>
      <text:p text:style-name="P17"/>
      <text:p text:style-name="P6">Verbal forms of the logical connective, implication</text:p>
      <text:list xml:id="list807891485273124085" text:style-name="L3">
        <text:list-item>
          <text:p text:style-name="P44">p → q can be alternatively stated as</text:p>
          <text:list>
            <text:list-item>
              <text:p text:style-name="P44">If p, then q</text:p>
            </text:list-item>
            <text:list-item>
              <text:p text:style-name="P44">p is sufficient for q</text:p>
            </text:list-item>
            <text:list-item>
              <text:p text:style-name="P43"><text:span text:style-name="T9">q is necessary for p(think, </text:span><text:span text:style-name="T9"><draw:frame draw:style-name="fr1" draw:name="Object10" text:anchor-type="as-char" svg:y="-0.1484in" svg:width="0.6874in" svg:height="0.1839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9">)</text:span></text:p>
            </text:list-item>
            <text:list-item>
              <text:p text:style-name="P43"><text:span text:style-name="T9"><text:s/>p only if q(again think, </text:span><text:span text:style-name="T9"><draw:frame draw:style-name="fr1" draw:name="Object11" text:anchor-type="as-char" svg:y="-0.1484in" svg:width="0.6874in" svg:height="0.1839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)</text:span></text:p>
            </text:list-item>
          </text:list>
        </text:list-item>
        <text:list-item>
          <text:p text:style-name="P37"><text:span text:style-name="T9">p is called the </text:span><text:span text:style-name="T10">hypothesis</text:span><text:span text:style-name="T9"> of the statement and q is called the conclusion</text:span></text:p>
        </text:list-item>
      </text:list>
      <text:p text:style-name="P20"/>
      <text:p text:style-name="P7">Primitive statements</text:p>
      <text:p text:style-name="P2"><text:span text:style-name="T3">Statements which cannot be broken up into anythin</text:span><text:span text:style-name="T4">g</text:span><text:span text:style-name="T3"> si</text:span><text:span text:style-name="T4">m</text:span><text:span text:style-name="T3">pler</text:span></text:p>
      <text:p text:style-name="P18"/>
      <text:p text:style-name="P7">Compound statements</text:p>
      <text:list xml:id="list3374278842117926777" text:style-name="L4">
        <text:list-item>
          <text:p text:style-name="P41">A statement formed by combining two or more statements with logical connectives</text:p>
        </text:list-item>
        <text:list-item>
          <text:p text:style-name="P45"><text:soft-page-break/>Tautology</text:p>
          <text:list>
            <text:list-item>
              <text:p text:style-name="P48">A compound statement is called a tautology if it is true f<text:span text:style-name="T42">o</text:span>r <text:span text:style-name="T42">every</text:span> <text:span text:style-name="T42">possible </text:span>truth value assignments <text:span text:style-name="T42">to</text:span> its component statements.</text:p>
            </text:list-item>
            <text:list-item>
              <text:p text:style-name="P49"><text:span text:style-name="T31">Tautologies are denoted by T</text:span><text:span text:style-name="T27">0</text:span></text:p>
            </text:list-item>
          </text:list>
        </text:list-item>
        <text:list-item>
          <text:p text:style-name="P45">Contradiction</text:p>
          <text:list>
            <text:list-item>
              <text:p text:style-name="P48">A compound statement is called a contradiction if it is false for all truth value assignment for its component statements.</text:p>
            </text:list-item>
            <text:list-item>
              <text:p text:style-name="P49"><text:span text:style-name="T31">Contradictions are denoted by F</text:span><text:span text:style-name="T27">0</text:span></text:p>
            </text:list-item>
          </text:list>
        </text:list-item>
      </text:list>
      <text:p text:style-name="P26"/>
      <text:p text:style-name="P13">Logical equivalence</text:p>
      <text:list xml:id="list7819276013925158858" text:style-name="L5">
        <text:list-item>
          <text:p text:style-name="P50"><text:span text:style-name="T30">Two statements, p and q, are said to be logically equivalent, written as, </text:span><text:span text:style-name="T30"><draw:frame draw:style-name="fr1" draw:name="Object13" text:anchor-type="as-char" svg:y="-0.1484in" svg:width="0.4575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0">, if and only if each of them are true or false when the other is true or false respectively.</text:span></text:p>
        </text:list-item>
        <text:list-item>
          <text:p text:style-name="P50"><text:span text:style-name="T35">I</text:span><text:span text:style-name="T32">f</text:span><text:span text:style-name="T32"><draw:frame draw:style-name="fr1" draw:name="Object43" text:anchor-type="as-char" svg:y="-0.1484in" svg:width="0.4575in" svg:height="0.1839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2">, then </text:span></text:p>
          <text:list>
            <text:list-item>
              <text:p text:style-name="P50"><text:span text:style-name="T32">p → q </text:span><text:span text:style-name="T36">is </text:span><text:span text:style-name="T32">a tautology.</text:span></text:p>
            </text:list-item>
            <text:list-item>
              <text:p text:style-name="P51">q → p is a tautology.</text:p>
            </text:list-item>
            <text:list-item>
              <text:p text:style-name="P50"><text:span text:style-name="T32">p </text:span><text:span text:style-name="T36">↔</text:span><text:span text:style-name="T32"> q is a tautology.</text:span></text:p>
            </text:list-item>
          </text:list>
        </text:list-item>
        <text:list-item>
          <text:p text:style-name="P52">Important logical equivalences</text:p>
          <text:list>
            <text:list-item>
              <text:p text:style-name="P53"><draw:frame draw:style-name="fr1" draw:name="Object1" text:anchor-type="as-char" svg:y="-0.1484in" svg:width="1.0555in" svg:height="0.1846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  <text:list-item>
              <text:p text:style-name="P55"><draw:frame draw:style-name="fr1" draw:name="Object2" text:anchor-type="as-char" svg:y="-0.152in" svg:width="1.7311in" svg:height="0.2in" draw:z-index="1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ext:list-item>
            <text:list-item>
              <text:p text:style-name="P52"><draw:frame draw:style-name="fr1" draw:name="Object3" text:anchor-type="as-char" svg:y="-0.152in" svg:width="1.1811in" svg:height="0.2in" draw:z-index="1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ext:list-item>
            <text:list-item>
              <text:p text:style-name="P56"><text:span text:style-name="T32"><draw:frame draw:style-name="fr1" draw:name="Object44" text:anchor-type="as-char" svg:y="-0.1484in" svg:width="1.2654in" svg:height="0.1839in" draw:z-index="1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2">, </text:span><text:span text:style-name="T33">an implication and its contrapositive are logically equivalent</text:span></text:p>
            </text:list-item>
            <text:list-item>
              <text:p text:style-name="P56"><text:span text:style-name="T33"><draw:frame draw:style-name="fr1" draw:name="Object45" text:anchor-type="as-char" svg:y="-0.1484in" svg:width="1.2654in" svg:height="0.1839in" draw:z-index="1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3">, </text:span><text:span text:style-name="T34">the converse and inverse of an implication are logically equivalent</text:span></text:p>
            </text:list-item>
          </text:list>
        </text:list-item>
      </text:list>
      <text:p text:style-name="P27"/>
      <text:p text:style-name="P24">Logical implication</text:p>
      <text:list xml:id="list7046320438762133827" text:style-name="L6">
        <text:list-item>
          <text:p text:style-name="P57"><text:span text:style-name="T17">A statement, </text:span><text:span text:style-name="T18">p,</text:span><text:span text:style-name="T17"> logically implies q if q is true whenever p is true. This is denoted by </text:span><text:span text:style-name="T17"><draw:frame draw:style-name="fr1" draw:name="Object46" text:anchor-type="as-char" svg:y="-0.1484in" svg:width="0.4398in" svg:height="0.1839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</text:list-item>
        <text:list-item>
          <text:p text:style-name="P57"><text:span text:style-name="T17">In other words, </text:span><text:span text:style-name="T18">if p → q is a tautology, then </text:span><text:span text:style-name="T17"><draw:frame draw:style-name="fr1" draw:name="Object47" text:anchor-type="as-char" svg:y="-0.1484in" svg:width="0.4398in" svg:height="0.1839in" draw:z-index="1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</text:list-item>
        <text:list-item>
          <text:p text:style-name="P57"><text:span text:style-name="T19">I</text:span><text:span text:style-name="T18">f </text:span><text:span text:style-name="T18"><draw:frame draw:style-name="fr1" draw:name="Object48" text:anchor-type="as-char" svg:y="-0.1484in" svg:width="0.4575in" svg:height="0.1839in" draw:z-index="20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8">, then p → q and q → p are tautologies. Therefore</text:span><text:span text:style-name="T18"><draw:frame draw:style-name="fr1" draw:name="Object49" text:anchor-type="as-char" svg:y="-0.1484in" svg:width="0.4398in" svg:height="0.1839in" draw:z-index="22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8">and </text:span><text:span text:style-name="T18"><draw:frame draw:style-name="fr1" draw:name="Object50" text:anchor-type="as-char" svg:y="-0.1484in" svg:width="0.4398in" svg:height="0.1839in" draw:z-index="2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</text:list-item>
        <text:list-item>
          <text:p text:style-name="P57"><text:span text:style-name="T19">If</text:span><text:span text:style-name="T18"><draw:frame draw:style-name="fr1" draw:name="Object4" text:anchor-type="as-char" svg:y="-0.1484in" svg:width="0.4398in" svg:height="0.1839in" draw:z-index="2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8">and </text:span><text:span text:style-name="T18"><draw:frame draw:style-name="fr1" draw:name="Object5" text:anchor-type="as-char" svg:y="-0.1484in" svg:width="0.4398in" svg:height="0.1839in" draw:z-index="2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8">, </text:span><text:span text:style-name="T20">then </text:span><text:span text:style-name="T20"><draw:frame draw:style-name="fr1" draw:name="Object53" text:anchor-type="as-char" svg:y="-0.1484in" svg:width="0.4575in" svg:height="0.1839in" draw:z-index="28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<text:p text:style-name="P57"><text:span text:style-name="T19"><draw:frame draw:style-name="fr1" draw:name="Object6" text:anchor-type="as-char" svg:y="-0.1484in" svg:width="0.4398in" svg:height="0.1839in" draw:z-index="2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9">tells that q is T only when </text:span><text:span text:style-name="T21">p</text:span><text:span text:style-name="T19"> is T. </text:span><text:span text:style-name="T25">But</text:span><text:span text:style-name="T20"> </text:span><text:span text:style-name="T19">q may be F or T when p is F. </text:span></text:p>
          <text:p text:style-name="P42"><text:span text:style-name="T19"><draw:frame draw:style-name="fr1" draw:name="Object51" text:anchor-type="as-char" svg:y="-0.1484in" svg:width="0.4398in" svg:height="0.1839in" draw:z-index="3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9"> tells us that p is T only when q is T. </text:span><text:span text:style-name="T20">Thus </text:span><text:span text:style-name="T19">q may be F only when p is F in the earlier case. Hence</text:span><text:span text:style-name="T19"><draw:frame draw:style-name="fr1" draw:name="Object52" text:anchor-type="as-char" svg:y="-0.1484in" svg:width="0.4575in" svg:height="0.1839in" draw:z-index="4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</text:list>
      <text:p text:style-name="P25"/>
      <text:p text:style-name="P8">Valid argument</text:p>
      <text:list xml:id="list8893512298285314962" text:style-name="L7">
        <text:list-item>
          <text:p text:style-name="P38"><text:span text:style-name="T11">An argument starts with a list of given statements </text:span><text:span text:style-name="T28">called premises </text:span><text:span text:style-name="T11">, say p</text:span><text:span text:style-name="T26">1</text:span><text:span text:style-name="T12"> </text:span><text:span text:style-name="T14">, p</text:span><text:span text:style-name="T26">2</text:span><text:span text:style-name="T14">, …, p</text:span><text:span text:style-name="T26">n</text:span><text:span text:style-name="T14">, </text:span><text:span text:style-name="T15">and a statement called the conclusion of the argument, say q.</text:span></text:p>
        </text:list-item>
        <text:list-item>
          <text:p text:style-name="P58">We examine these premises and try to show that the conclusion follows logically from these given statements – that is, we try to show that if each of the premises is a true statement, then the conclusion is also true.</text:p>
        </text:list-item>
        <text:list-item>
          <text:p text:style-name="P58">To do so, one way is to examine the implication</text:p>
          <text:p text:style-name="P58"><draw:frame draw:style-name="fr1" draw:name="Object12" text:anchor-type="as-char" svg:y="-0.152in" svg:width="1.8189in" svg:height="0.2126in" draw:z-index="41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59">where the hypothesis is the conjunction of the n premises. <text:span text:style-name="T29">If the implication is the tautology it means that q is true whenever all of </text:span><text:span text:style-name="T11">p</text:span><text:span text:style-name="T26">1</text:span><text:span text:style-name="T12"> </text:span><text:span text:style-name="T11">, p</text:span><text:span text:style-name="T26">2</text:span><text:span text:style-name="T11">, …, p</text:span><text:span text:style-name="T26">n</text:span><text:span text:style-name="T29"> are true and the argument is thus valid.</text:span></text:p>
        </text:list-item>
        <text:list-item>
          <text:p text:style-name="P61">In other words an argument is valid if the premises logically implies the conclusion.</text:p>
        </text:list-item>
        <text:list-item>
          <text:p text:style-name="P60"><text:span text:style-name="T8">Note</text:span><text:span text:style-name="T39"> : The validity of an argument of the form </text:span><text:span text:style-name="T39"><draw:frame draw:style-name="fr1" draw:name="Object68" text:anchor-type="as-char" svg:y="-0.152in" svg:width="2.2181in" svg:height="0.2134in" draw:z-index="4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9">can be established by establishing the validity of the argument, </text:span><text:span text:style-name="T39"><draw:frame draw:style-name="fr1" draw:name="Object69" text:anchor-type="as-char" svg:y="-0.152in" svg:width="2.0362in" svg:height="0.2134in" draw:z-index="4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9">. </text:span></text:p>
        </text:list-item>
      </text:list>
      <text:p text:style-name="P21"/>
      <text:p text:style-name="P11">The laws of logic</text:p>
      <text:list xml:id="list1741119995958456243" text:style-name="L8">
        <text:list-item>
          <text:p text:style-name="P65"><text:span text:style-name="T5">Law of double negation</text:span> : <text:span text:style-name="T30"><draw:frame draw:style-name="fr1" draw:name="Object14" text:anchor-type="as-char" svg:y="-0.1484in" svg:width="0.6866in" svg:height="0.1839in" draw:z-index="4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  <text:list-item>
          <text:p text:style-name="P46">DeMorgan's law </text:p>
          <text:list>
            <text:list-item>
              <text:p text:style-name="P66"><text:soft-page-break/><draw:frame draw:style-name="fr1" draw:name="Object15" text:anchor-type="as-char" svg:y="-0.152in" svg:width="1.3681in" svg:height="0.2in" draw:z-index="4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  <text:list-item>
              <text:p text:style-name="P66"><draw:frame draw:style-name="fr1" draw:name="Object16" text:anchor-type="as-char" svg:y="-0.152in" svg:width="1.3717in" svg:height="0.2008in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</text:list>
        </text:list-item>
        <text:list-item>
          <text:p text:style-name="P46">Commutative laws</text:p>
          <text:list>
            <text:list-item>
              <text:p text:style-name="P67"><draw:frame draw:style-name="fr1" draw:name="Object17" text:anchor-type="as-char" svg:y="-0.1484in" svg:width="0.9311in" svg:height="0.1839in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67"><draw:frame draw:style-name="fr1" draw:name="Object18" text:anchor-type="as-char" svg:y="-0.1484in" svg:width="0.9311in" svg:height="0.1839in" draw:z-index="4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ext:list-item>
          </text:list>
        </text:list-item>
        <text:list-item>
          <text:p text:style-name="P46">Associative laws</text:p>
          <text:list>
            <text:list-item>
              <text:p text:style-name="P67"><draw:frame draw:style-name="fr1" draw:name="Object19" text:anchor-type="as-char" svg:y="-0.152in" svg:width="1.602in" svg:height="0.2in" draw:z-index="4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ext:list-item>
            <text:list-item>
              <text:p text:style-name="P67"><draw:frame draw:style-name="fr1" draw:name="Object20" text:anchor-type="as-char" svg:y="-0.152in" svg:width="1.6165in" svg:height="0.2in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ext:list-item>
          </text:list>
        </text:list-item>
        <text:list-item>
          <text:p text:style-name="P46">Distributive laws</text:p>
          <text:list>
            <text:list-item>
              <text:p text:style-name="P67"><draw:frame draw:style-name="fr1" draw:name="Object21" text:anchor-type="as-char" svg:y="-0.152in" svg:width="1.9563in" svg:height="0.2in" draw:z-index="5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ext:list-item>
            <text:list-item>
              <text:p text:style-name="P67"><draw:frame draw:style-name="fr1" draw:name="Object22" text:anchor-type="as-char" svg:y="-0.152in" svg:width="1.9563in" svg:height="0.2in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ext:list-item>
          </text:list>
        </text:list-item>
        <text:list-item>
          <text:p text:style-name="P46">Idempotent laws</text:p>
          <text:list>
            <text:list-item>
              <text:p text:style-name="P67"><draw:frame draw:style-name="fr1" draw:name="Object23" text:anchor-type="as-char" svg:y="-0.1484in" svg:width="0.7161in" svg:height="0.1839in" draw:z-index="5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ext:list-item>
            <text:list-item>
              <text:p text:style-name="P67"><draw:frame draw:style-name="fr1" draw:name="Object24" text:anchor-type="as-char" svg:y="-0.1484in" svg:width="0.7161in" svg:height="0.1839in" draw:z-index="5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ext:list-item>
          </text:list>
        </text:list-item>
        <text:list-item>
          <text:p text:style-name="P46">Identity laws</text:p>
          <text:list>
            <text:list-item>
              <text:p text:style-name="P67"><draw:frame draw:style-name="fr1" draw:name="Object25" text:anchor-type="as-char" svg:y="-0.1484in" svg:width="0.7311in" svg:height="0.1839in" draw:z-index="5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ext:list-item>
            <text:list-item>
              <text:p text:style-name="P67"><draw:frame draw:style-name="fr1" draw:name="Object26" text:anchor-type="as-char" svg:y="-0.1484in" svg:width="0.722in" svg:height="0.1839in" draw:z-index="5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ext:list-item>
          </text:list>
        </text:list-item>
        <text:list-item>
          <text:p text:style-name="P46">Inverse laws</text:p>
          <text:list>
            <text:list-item>
              <text:p text:style-name="P67"><draw:frame draw:style-name="fr1" draw:name="Object27" text:anchor-type="as-char" svg:y="-0.1484in" svg:width="0.8283in" svg:height="0.1839in" draw:z-index="5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ext:list-item>
            <text:list-item>
              <text:p text:style-name="P67"><draw:frame draw:style-name="fr1" draw:name="Object28" text:anchor-type="as-char" svg:y="-0.1484in" svg:width="0.8382in" svg:height="0.1839in" draw:z-index="5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</text:list>
        </text:list-item>
        <text:list-item>
          <text:p text:style-name="P46">Domination laws</text:p>
          <text:list>
            <text:list-item>
              <text:p text:style-name="P67"><draw:frame draw:style-name="fr1" draw:name="Object29" text:anchor-type="as-char" svg:y="-0.1484in" svg:width="0.7283in" svg:height="0.1839in" draw:z-index="5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ext:list-item>
            <text:list-item>
              <text:p text:style-name="P67"><draw:frame draw:style-name="fr1" draw:name="Object30" text:anchor-type="as-char" svg:y="-0.1484in" svg:width="0.7472in" svg:height="0.1839in" draw:z-index="6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/text:list-item>
          </text:list>
        </text:list-item>
        <text:list-item>
          <text:p text:style-name="P46">Absorption laws</text:p>
          <text:list>
            <text:list-item>
              <text:p text:style-name="P67"><draw:frame draw:style-name="fr1" draw:name="Object31" text:anchor-type="as-char" svg:y="-0.152in" svg:width="1.061in" svg:height="0.2in" draw:z-index="6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/text:list-item>
            <text:list-item>
              <text:p text:style-name="P67"><draw:frame draw:style-name="fr1" draw:name="Object32" text:anchor-type="as-char" svg:y="-0.152in" svg:width="1.061in" svg:height="0.2in" draw:z-index="6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/text:list-item>
          </text:list>
        </text:list-item>
      </text:list>
      <text:p text:style-name="P22"/>
      <text:p text:style-name="P12">Dual of a statement</text:p>
      <text:p text:style-name="P22"><text:span text:style-name="T31">The dual of a statement s which contains no other logical connective than </text:span><text:span text:style-name="T31"><draw:frame draw:style-name="fr1" draw:name="Object37" text:anchor-type="as-char" svg:y="-0.1043in" svg:width="0.2102in" svg:height="0.1134in" draw:z-index="6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1"> and </text:span><text:span text:style-name="T31"><draw:frame draw:style-name="fr1" draw:name="Object38" text:anchor-type="as-char" svg:y="-0.1035in" svg:width="0.2102in" svg:height="0.1126in" draw:z-index="6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1"> is the statement, s</text:span><text:span text:style-name="T13">d</text:span><text:span text:style-name="T16">, obtained from s by replacing each occurrence of </text:span><text:span text:style-name="T16"><draw:frame draw:style-name="fr1" draw:name="Object39" text:anchor-type="as-char" svg:y="-0.1043in" svg:width="0.2102in" svg:height="0.1134in" draw:z-index="6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 and </text:span><text:span text:style-name="T16"><draw:frame draw:style-name="fr1" draw:name="Object40" text:anchor-type="as-char" svg:y="-0.1035in" svg:width="0.2102in" svg:height="0.1126in" draw:z-index="6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6"> by </text:span><text:span text:style-name="T16"><draw:frame draw:style-name="fr1" draw:name="Object41" text:anchor-type="as-char" svg:y="-0.1035in" svg:width="0.2102in" svg:height="0.1126in" draw:z-index="6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6"> and </text:span><text:span text:style-name="T16"><draw:frame draw:style-name="fr1" draw:name="Object42" text:anchor-type="as-char" svg:y="-0.1043in" svg:width="0.2102in" svg:height="0.1134in" draw:z-index="6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6">, respectively, and each occurrence of a T</text:span><text:span text:style-name="T27">0</text:span><text:span text:style-name="T16"> and F</text:span><text:span text:style-name="T27">0</text:span><text:span text:style-name="T16"> by F</text:span><text:span text:style-name="T27">0 </text:span><text:span text:style-name="T16">and T</text:span><text:span text:style-name="T27">0 </text:span><text:span text:style-name="T16">respectively.</text:span></text:p>
      <text:p text:style-name="P23"/>
      <text:p text:style-name="P9">Principle of duality</text:p>
      <text:p text:style-name="P22"><text:span text:style-name="T31">Let s and t be two statements that contain no logical connectives other than </text:span><text:span text:style-name="T31"><draw:frame draw:style-name="fr1" draw:name="Object36" text:anchor-type="as-char" svg:y="-0.1043in" svg:width="0.2102in" svg:height="0.1134in" draw:z-index="6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1"> and </text:span><text:span text:style-name="T31"><draw:frame draw:style-name="fr1" draw:name="Object35" text:anchor-type="as-char" svg:y="-0.1035in" svg:width="0.2102in" svg:height="0.1126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6">. If </text:span><text:span text:style-name="T16"><draw:frame draw:style-name="fr1" draw:name="Object34" text:anchor-type="as-char" svg:y="-0.1484in" svg:width="0.3957in" svg:height="0.1839in" draw:z-index="2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6">, then </text:span><text:span text:style-name="T16"><draw:frame draw:style-name="fr1" draw:name="Object33" text:anchor-type="as-char" svg:y="-0.172in" svg:width="0.5098in" svg:height="0.2075in" draw:z-index="8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6">.</text:span></text:p>
      <text:p text:style-name="P23"/>
      <text:p text:style-name="P10"><text:span text:style-name="T22">Rule</text:span><text:span text:style-name="T24">s</text:span><text:span text:style-name="T22"> o</text:span><text:span text:style-name="T23">f</text:span><text:span text:style-name="T22"> inference</text:span></text:p>
      <text:list xml:id="list9221262470045102611" text:style-name="L9">
        <text:list-item>
          <text:p text:style-name="P54"><text:span text:style-name="T21">The validity of an argument can be established by constructing a a truth table to check if the implication, </text:span><text:span text:style-name="T15"><draw:frame draw:style-name="fr1" draw:name="Object54" text:anchor-type="as-char" svg:y="-0.152in" svg:width="1.8189in" svg:height="0.2126in" draw:z-index="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">, </text:span><text:span text:style-name="T21">is <text:s/>a tautology.</text:span></text:p>
        </text:list-item>
        <text:list-item>
          <text:p text:style-name="P62">This might become laborious as truth tales can get very large.</text:p>
        </text:list-item>
        <text:list-item>
          <text:p text:style-name="P63">Rules of inferences are a list of techniques which help us establish that the conclusion of an argument logically follows from its premises.</text:p>
        </text:list-item>
        <text:list-item>
          <text:p text:style-name="P63">Rules</text:p>
        </text:list-item>
      </text:list>
      <text:list xml:id="list3807204831597766948" text:style-name="L10">
        <text:list-item>
          <text:list>
            <text:list-item>
              <text:p text:style-name="P47">Rule of detachment</text:p>
              <text:p text:style-name="P68">p</text:p>
              <text:p text:style-name="P76">p → q</text:p>
              <text:p text:style-name="P68">q</text:p>
              <text:p text:style-name="P68"/>
            </text:list-item>
            <text:list-item>
              <text:p text:style-name="P47">Law of syllogism</text:p>
              <text:p text:style-name="P69"><text:soft-page-break/>p → q</text:p>
              <text:p text:style-name="P77">q → r</text:p>
              <text:p text:style-name="P69">p → r</text:p>
              <text:p text:style-name="P69"/>
            </text:list-item>
            <text:list-item>
              <text:p text:style-name="P47">Modus <text:span text:style-name="T37">T</text:span>ollens</text:p>
              <text:p text:style-name="P69">p → q</text:p>
              <text:p text:style-name="P77"><draw:frame draw:style-name="fr1" draw:name="Object56" text:anchor-type="as-char" svg:y="-0.1484in" svg:width="0.2772in" svg:height="0.1839in" draw:z-index="13"><draw:object xlink:href="./Object 56" xlink:type="simple" xlink:show="embed" xlink:actuate="onLoad"/><draw:image xlink:href="./ObjectReplacements/Object 56" xlink:type="simple" xlink:show="embed" xlink:actuate="onLoad"/></draw:frame></text:p>
              <text:p text:style-name="P69"><draw:frame draw:style-name="fr1" draw:name="Object55" text:anchor-type="as-char" svg:y="-0.1484in" svg:width="0.2917in" svg:height="0.1839in" draw:z-index="19"><draw:object xlink:href="./Object 55" xlink:type="simple" xlink:show="embed" xlink:actuate="onLoad"/><draw:image xlink:href="./ObjectReplacements/Object 55" xlink:type="simple" xlink:show="embed" xlink:actuate="onLoad"/></draw:frame></text:p>
              <text:p text:style-name="P69"/>
            </text:list-item>
            <text:list-item>
              <text:p text:style-name="P47"><text:span text:style-name="T37">R</text:span>ule of conjunction</text:p>
              <text:p text:style-name="P69">p</text:p>
              <text:p text:style-name="P77">q</text:p>
              <text:p text:style-name="P69"><draw:frame draw:style-name="fr1" draw:name="Object57" text:anchor-type="as-char" svg:y="-0.1484in" svg:width="0.4138in" svg:height="0.1846in" draw:z-index="21"><draw:object xlink:href="./Object 57" xlink:type="simple" xlink:show="embed" xlink:actuate="onLoad"/><draw:image xlink:href="./ObjectReplacements/Object 57" xlink:type="simple" xlink:show="embed" xlink:actuate="onLoad"/></draw:frame></text:p>
              <text:p text:style-name="P69"/>
            </text:list-item>
            <text:list-item>
              <text:p text:style-name="P47">Rule of disjunctive syllogism</text:p>
              <text:p text:style-name="P70"><draw:frame draw:style-name="fr1" draw:name="Object70" text:anchor-type="as-char" svg:y="-0.1484in" svg:width="0.4134in" svg:height="0.1839in" draw:z-index="26"><draw:object xlink:href="./Object 70" xlink:type="simple" xlink:show="embed" xlink:actuate="onLoad"/><draw:image xlink:href="./ObjectReplacements/Object 70" xlink:type="simple" xlink:show="embed" xlink:actuate="onLoad"/></draw:frame></text:p>
              <text:p text:style-name="P78"><draw:frame draw:style-name="fr1" draw:name="Object58" text:anchor-type="as-char" svg:y="-0.1484in" svg:width="0.2917in" svg:height="0.1839in" draw:z-index="31"><draw:object xlink:href="./Object 58" xlink:type="simple" xlink:show="embed" xlink:actuate="onLoad"/><draw:image xlink:href="./ObjectReplacements/Object 58" xlink:type="simple" xlink:show="embed" xlink:actuate="onLoad"/></draw:frame></text:p>
              <text:p text:style-name="P70">q</text:p>
              <text:p text:style-name="P70"/>
            </text:list-item>
            <text:list-item>
              <text:p text:style-name="P47">Rule of contradiction</text:p>
              <text:p text:style-name="P79"><draw:frame draw:style-name="fr1" draw:name="Object59" text:anchor-type="as-char" svg:y="-0.1484in" svg:width="0.6654in" svg:height="0.2098in" draw:z-index="32"><draw:object xlink:href="./Object 59" xlink:type="simple" xlink:show="embed" xlink:actuate="onLoad"/><draw:image xlink:href="./ObjectReplacements/Object 59" xlink:type="simple" xlink:show="embed" xlink:actuate="onLoad"/></draw:frame></text:p>
              <text:p text:style-name="P64">p</text:p>
              <text:p text:style-name="P64"/>
            </text:list-item>
            <text:list-item>
              <text:p text:style-name="P47">Rule of conjunctive simplification</text:p>
              <text:p text:style-name="P80"><draw:frame draw:style-name="fr1" draw:name="Object60" text:anchor-type="as-char" svg:y="-0.1484in" svg:width="0.4134in" svg:height="0.1839in" draw:z-index="33"><draw:object xlink:href="./Object 60" xlink:type="simple" xlink:show="embed" xlink:actuate="onLoad"/><draw:image xlink:href="./ObjectReplacements/Object 60" xlink:type="simple" xlink:show="embed" xlink:actuate="onLoad"/></draw:frame></text:p>
              <text:p text:style-name="P71">p</text:p>
              <text:p text:style-name="P71"/>
            </text:list-item>
            <text:list-item>
              <text:p text:style-name="P47">Rule of disjunctive amplification</text:p>
              <text:p text:style-name="P80">p</text:p>
              <text:p text:style-name="P71"><draw:frame draw:style-name="fr1" draw:name="Object61" text:anchor-type="as-char" svg:y="-0.1484in" svg:width="0.4134in" svg:height="0.1839in" draw:z-index="34"><draw:object xlink:href="./Object 61" xlink:type="simple" xlink:show="embed" xlink:actuate="onLoad"/><draw:image xlink:href="./ObjectReplacements/Object 61" xlink:type="simple" xlink:show="embed" xlink:actuate="onLoad"/></draw:frame></text:p>
              <text:p text:style-name="P71"/>
            </text:list-item>
            <text:list-item>
              <text:p text:style-name="P47"><text:span text:style-name="T38">R</text:span>ule of conditional proof</text:p>
              <text:p text:style-name="P71"><draw:frame draw:style-name="fr1" draw:name="Object62" text:anchor-type="as-char" svg:y="-0.1484in" svg:width="0.4134in" svg:height="0.1839in" draw:z-index="35"><draw:object xlink:href="./Object 62" xlink:type="simple" xlink:show="embed" xlink:actuate="onLoad"/><draw:image xlink:href="./ObjectReplacements/Object 62" xlink:type="simple" xlink:show="embed" xlink:actuate="onLoad"/></draw:frame></text:p>
              <text:p text:style-name="P80">p → (q → r)</text:p>
              <text:p text:style-name="P71">r</text:p>
              <text:p text:style-name="P71"/>
            </text:list-item>
            <text:list-item>
              <text:p text:style-name="P47"><text:span text:style-name="T38">R</text:span>ule of proof by cases</text:p>
              <text:p text:style-name="P71">p → r</text:p>
              <text:p text:style-name="P80">q → r</text:p>
              <text:p text:style-name="P71"><draw:frame draw:style-name="fr1" draw:name="Object63" text:anchor-type="as-char" svg:y="-0.152in" svg:width="0.8091in" svg:height="0.2in" draw:z-index="36"><draw:object xlink:href="./Object 63" xlink:type="simple" xlink:show="embed" xlink:actuate="onLoad"/><draw:image xlink:href="./ObjectReplacements/Object 63" xlink:type="simple" xlink:show="embed" xlink:actuate="onLoad"/></draw:frame></text:p>
              <text:p text:style-name="P71"/>
            </text:list-item>
            <text:list-item>
              <text:p text:style-name="P47"><text:span text:style-name="T37">R</text:span>ule of constructive dilemma</text:p>
              <text:p text:style-name="P71">p → q</text:p>
              <text:p text:style-name="P71">r → s</text:p>
              <text:p text:style-name="P80"><draw:frame draw:style-name="fr1" draw:name="Object64" text:anchor-type="as-char" svg:y="-0.1484in" svg:width="0.398in" svg:height="0.1839in" draw:z-index="37"><draw:object xlink:href="./Object 64" xlink:type="simple" xlink:show="embed" xlink:actuate="onLoad"/><draw:image xlink:href="./ObjectReplacements/Object 64" xlink:type="simple" xlink:show="embed" xlink:actuate="onLoad"/></draw:frame></text:p>
              <text:p text:style-name="P71"><draw:frame draw:style-name="fr1" draw:name="Object65" text:anchor-type="as-char" svg:y="-0.1484in" svg:width="0.3827in" svg:height="0.1839in" draw:z-index="38"><draw:object xlink:href="./Object 65" xlink:type="simple" xlink:show="embed" xlink:actuate="onLoad"/><draw:image xlink:href="./ObjectReplacements/Object 65" xlink:type="simple" xlink:show="embed" xlink:actuate="onLoad"/></draw:frame></text:p>
              <text:p text:style-name="P71"/>
            </text:list-item>
            <text:list-item>
              <text:p text:style-name="P47">Rule of destruct<text:span text:style-name="T37">i</text:span>ve dilemma</text:p>
              <text:p text:style-name="P71">p → q</text:p>
              <text:p text:style-name="P71">r → s</text:p>
              <text:p text:style-name="P80"><text:soft-page-break/><draw:frame draw:style-name="fr1" draw:name="Object66" text:anchor-type="as-char" svg:y="-0.1484in" svg:width="0.5972in" svg:height="0.1839in" draw:z-index="10"><draw:object xlink:href="./Object 66" xlink:type="simple" xlink:show="embed" xlink:actuate="onLoad"/><draw:image xlink:href="./ObjectReplacements/Object 66" xlink:type="simple" xlink:show="embed" xlink:actuate="onLoad"/></draw:frame></text:p>
              <text:p text:style-name="P71"><draw:frame draw:style-name="fr1" draw:name="Object67" text:anchor-type="as-char" svg:y="-0.1484in" svg:width="0.6126in" svg:height="0.1839in" draw:z-index="11"><draw:object xlink:href="./Object 67" xlink:type="simple" xlink:show="embed" xlink:actuate="onLoad"/><draw:image xlink:href="./ObjectReplacements/Object 67" xlink:type="simple" xlink:show="embed" xlink:actuate="onLoad"/></draw:frame></text:p>
            </text:list-item>
          </text:list>
        </text:list-item>
      </text:list>
      <text:p text:style-name="P72"><text:span text:style-name="T43"/></text:p>
      <text:p text:style-name="P72"><text:span text:style-name="T43">Define formula</text:span></text:p>
      <text:p text:style-name="P72"><text:span text:style-name="T43"/></text:p>
      <text:p text:style-name="P14">Satisfiability</text:p>
      <text:list xml:id="list5049321244742474967" text:style-name="L11">
        <text:list-item>
          <text:p text:style-name="P73"><text:span text:style-name="T40">An </text:span><text:span text:style-name="T41">formula</text:span><text:span text:style-name="T40"> is satisfiable if it is possible to find an assignment of truth values </text:span><text:span text:style-name="T41">to the statements of the formula which result in the formula evaluating to true.</text:span></text:p>
        </text:list-item>
        <text:list-item>
          <text:p text:style-name="P74">An argument is valid only if its complement is unsatisfiable</text:p>
        </text:list-item>
      </text:list>
      <text:p text:style-name="P28"/>
      <text:p text:style-name="P15">Resolution</text:p>
      <text:list xml:id="list4534632786740753308" text:style-name="L12">
        <text:list-item>
          <text:p text:style-name="P75">Is a technique for establishing the validity of an argument which uses the rules of inference.</text:p>
        </text:list-item>
        <text:list-item>
          <text:p text:style-name="P75">Before applying the rules of inference, all premises are converted to a disjunctive fo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17T12:43:46</meta:creation-date>
    <dc:date>2013-09-04T16:32:14</dc:date>
    <dc:creator>Kempa </dc:creator>
    <meta:editing-duration>PT15H1M17S</meta:editing-duration>
    <meta:editing-cycles>51</meta:editing-cycles>
    <meta:generator>LibreOffice/4.0.2.2$Linux_x86 LibreOffice_project/400m0$Build-2</meta:generator>
    <meta:document-statistic meta:table-count="1" meta:image-count="0" meta:object-count="70" meta:page-count="5" meta:paragraph-count="211" meta:word-count="1135" meta:character-count="5438" meta:non-whitespace-character-count="4588"/>
  </office:meta>
</office:document-meta>
</file>

<file path=Object 1/content.xml><?xml version="1.0" encoding="utf-8"?>
<math xmlns="http://www.w3.org/1998/Math/MathML">
  <semantics>
    <mrow>
      <mi>q</mi>
      <mi>→</mi>
      <mi>p</mi>
      <mo stretchy="false">⇔</mo>
      <mrow>
        <mo stretchy="false">¬</mo>
        <mi>p</mi>
      </mrow>
      <mi>→</mi>
      <mrow>
        <mo stretchy="false">¬</mo>
        <mi>q</mi>
      </mrow>
    </mrow>
    <annotation encoding="StarMath 5.0">q → p dlrarrow neg p → neg q</annotation>
  </semantics>
</math>
</file>

<file path=Object 10/content.xml><?xml version="1.0" encoding="utf-8"?>
<math xmlns="http://www.w3.org/1998/Math/MathML">
  <semantics>
    <mrow>
      <mrow>
        <mo stretchy="false">¬</mo>
        <mi>q</mi>
      </mrow>
      <mi>→</mi>
      <mrow>
        <mo stretchy="false">¬</mo>
        <mi>p</mi>
      </mrow>
    </mrow>
    <annotation encoding="StarMath 5.0">neg q → neg p</annotation>
  </semantics>
</math>
</file>

<file path=Object 11/content.xml><?xml version="1.0" encoding="utf-8"?>
<math xmlns="http://www.w3.org/1998/Math/MathML">
  <semantics>
    <mrow>
      <mrow>
        <mo stretchy="false">¬</mo>
        <mi>q</mi>
      </mrow>
      <mi>→</mi>
      <mrow>
        <mo stretchy="false">¬</mo>
        <mi>p</mi>
      </mrow>
    </mrow>
    <annotation encoding="StarMath 5.0">neg q → neg p</annotation>
  </semantics>
</math>
</file>

<file path=Object 12/content.xml><?xml version="1.0" encoding="utf-8"?>
<math xmlns="http://www.w3.org/1998/Math/MathML">
  <semantics>
    <mrow>
      <mrow>
        <mo stretchy="false">(</mo>
        <mrow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sub>
                  <mi>p</mi>
                  <mn>3</mn>
                </msub>
              </mrow>
              <mo stretchy="false">∧</mo>
              <mi>…</mi>
            </mrow>
            <mo stretchy="false">∧</mo>
            <msub>
              <mi>p</mi>
              <mi>n</mi>
            </msub>
          </mrow>
        </mrow>
        <mo stretchy="false">)</mo>
      </mrow>
      <mi>→</mi>
      <mi>q</mi>
    </mrow>
    <annotation encoding="StarMath 5.0">(  p_1 and p_2 and p_3 and … and p_n) → q</annotation>
  </semantics>
</math>
</file>

<file path=Object 13/content.xml><?xml version="1.0" encoding="utf-8"?>
<math xmlns="http://www.w3.org/1998/Math/MathML">
  <semantics>
    <mrow>
      <mi>p</mi>
      <mo stretchy="false">→</mo>
      <mi>q</mi>
      <mo stretchy="false">⇔</mo>
      <mrow>
        <mrow>
          <mo stretchy="false">¬</mo>
          <mi>p</mi>
        </mrow>
        <mo stretchy="false">∨</mo>
        <mi>q</mi>
      </mrow>
    </mrow>
    <annotation encoding="StarMath 5.0">p rightarrow q dlrarrow neg p or q</annotation>
  </semantics>
</math>
</file>

<file path=Object 14/content.xml><?xml version="1.0" encoding="utf-8"?>
<math xmlns="http://www.w3.org/1998/Math/MathML">
  <semantics>
    <mrow>
      <mrow>
        <mo stretchy="false">¬</mo>
        <mrow>
          <mo stretchy="false">¬</mo>
          <mi>p</mi>
        </mrow>
      </mrow>
      <mo stretchy="false">⇔</mo>
      <mi>p</mi>
    </mrow>
    <annotation encoding="StarMath 5.0">neg neg p dlrarrow p</annotation>
  </semantics>
</math>
</file>

<file path=Object 15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(p or q) dlrarrow neg p and neg q</annotation>
  </semantics>
</math>
</file>

<file path=Object 16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(p and q) dlrarrow neg p or neg q</annotation>
  </semantics>
</math>
</file>

<file path=Object 17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 p</annotation>
  </semantics>
</math>
</file>

<file path=Object 18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19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 q or r)</annotation>
  </semantics>
</math>
</file>

<file path=Object 2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20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(p and q) and r dlrarrow p and (p and r)</annotation>
  </semantics>
</math>
</file>

<file path=Object 21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 q and r) dlrarrow (p or q) and (p or r)</annotation>
  </semantics>
</math>
</file>

<file path=Object 22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and (q or r) dlrarrow (p and q) or (p or r)</annotation>
  </semantics>
</math>
</file>

<file path=Object 23/content.xml><?xml version="1.0" encoding="utf-8"?>
<math xmlns="http://www.w3.org/1998/Math/MathML">
  <semantics>
    <mrow>
      <mrow>
        <mi>p</mi>
        <mo stretchy="false">∨</mo>
        <mi>p</mi>
      </mrow>
      <mo stretchy="false">⇔</mo>
      <mi>p</mi>
    </mrow>
    <annotation encoding="StarMath 5.0">p or p  dlrarrow p</annotation>
  </semantics>
</math>
</file>

<file path=Object 24/content.xml><?xml version="1.0" encoding="utf-8"?>
<math xmlns="http://www.w3.org/1998/Math/MathML">
  <semantics>
    <mrow>
      <mrow>
        <mi>p</mi>
        <mo stretchy="false">∧</mo>
        <mi>p</mi>
      </mrow>
      <mo stretchy="false">⇔</mo>
      <mi>p</mi>
    </mrow>
    <annotation encoding="StarMath 5.0">p and p  dlrarrow p</annotation>
  </semantics>
</math>
</file>

<file path=Object 2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 dlrarrow p</annotation>
  </semantics>
</math>
</file>

<file path=Object 26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 dlrarrow p</annotation>
  </semantics>
</math>
</file>

<file path=Object 27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 dlrarrow T</annotation>
  </semantics>
</math>
</file>

<file path=Object 28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 dlrarrow F</annotation>
  </semantics>
</math>
</file>

<file path=Object 29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 dlrarrow T</annotation>
  </semantics>
</math>
</file>

<file path=Object 3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0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 dlrarrow F</annotation>
  </semantics>
</math>
</file>

<file path=Object 31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i>p</mi>
    </mrow>
    <annotation encoding="StarMath 5.0">p or ( p and q )  dlrarrow p</annotation>
  </semantics>
</math>
</file>

<file path=Object 32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i>p</mi>
    </mrow>
    <annotation encoding="StarMath 5.0">p and ( p or q)  dlrarrow p</annotation>
  </semantics>
</math>
</file>

<file path=Object 33/content.xml><?xml version="1.0" encoding="utf-8"?>
<math xmlns="http://www.w3.org/1998/Math/MathML">
  <semantics>
    <mrow>
      <mo stretchy="false">∨</mo>
    </mrow>
    <annotation encoding="StarMath 5.0">%or</annotation>
  </semantics>
</math>
</file>

<file path=Object 34/content.xml><?xml version="1.0" encoding="utf-8"?>
<math xmlns="http://www.w3.org/1998/Math/MathML">
  <semantics>
    <mrow>
      <mo stretchy="false">∧</mo>
    </mrow>
    <annotation encoding="StarMath 5.0">%and</annotation>
  </semantics>
</math>
</file>

<file path=Object 35/content.xml><?xml version="1.0" encoding="utf-8"?>
<math xmlns="http://www.w3.org/1998/Math/MathML">
  <semantics>
    <mrow>
      <mo stretchy="false">∨</mo>
    </mrow>
    <annotation encoding="StarMath 5.0">%or</annotation>
  </semantics>
</math>
</file>

<file path=Object 36/content.xml><?xml version="1.0" encoding="utf-8"?>
<math xmlns="http://www.w3.org/1998/Math/MathML">
  <semantics>
    <mrow>
      <mo stretchy="false">∧</mo>
    </mrow>
    <annotation encoding="StarMath 5.0">%and</annotation>
  </semantics>
</math>
</file>

<file path=Object 37/content.xml><?xml version="1.0" encoding="utf-8"?>
<math xmlns="http://www.w3.org/1998/Math/MathML">
  <semantics>
    <mrow>
      <mo stretchy="false">∧</mo>
    </mrow>
    <annotation encoding="StarMath 5.0">%and</annotation>
  </semantics>
</math>
</file>

<file path=Object 38/content.xml><?xml version="1.0" encoding="utf-8"?>
<math xmlns="http://www.w3.org/1998/Math/MathML">
  <semantics>
    <mrow>
      <mo stretchy="false">∨</mo>
    </mrow>
    <annotation encoding="StarMath 5.0">%or</annotation>
  </semantics>
</math>
</file>

<file path=Object 39/content.xml><?xml version="1.0" encoding="utf-8"?>
<math xmlns="http://www.w3.org/1998/Math/MathML">
  <semantics>
    <mrow>
      <mo stretchy="false">∨</mo>
    </mrow>
    <annotation encoding="StarMath 5.0">%or</annotation>
  </semantics>
</math>
</file>

<file path=Object 4/content.xml><?xml version="1.0" encoding="utf-8"?>
<math xmlns="http://www.w3.org/1998/Math/MathML">
  <semantics>
    <mrow>
      <mi>q</mi>
      <mo stretchy="false">⇒</mo>
      <mi>p</mi>
    </mrow>
    <annotation encoding="StarMath 5.0"> q drarrow p</annotation>
  </semantics>
</math>
</file>

<file path=Object 40/content.xml><?xml version="1.0" encoding="utf-8"?>
<math xmlns="http://www.w3.org/1998/Math/MathML">
  <semantics>
    <mrow>
      <mo stretchy="false">∧</mo>
    </mrow>
    <annotation encoding="StarMath 5.0">%and</annotation>
  </semantics>
</math>
</file>

<file path=Object 41/content.xml><?xml version="1.0" encoding="utf-8"?>
<math xmlns="http://www.w3.org/1998/Math/MathML">
  <semantics>
    <mrow>
      <mi>s</mi>
      <mo stretchy="false">⇔</mo>
      <mi>t</mi>
    </mrow>
    <annotation encoding="StarMath 5.0">s dlrarrow t</annotation>
  </semantics>
</math>
</file>

<file path=Object 42/content.xml><?xml version="1.0" encoding="utf-8"?>
<math xmlns="http://www.w3.org/1998/Math/MathML">
  <semantics>
    <mrow>
      <msup>
        <mi>s</mi>
        <mi>d</mi>
      </msup>
      <mo stretchy="false">⇔</mo>
      <msup>
        <mi>t</mi>
        <mi>d</mi>
      </msup>
    </mrow>
    <annotation encoding="StarMath 5.0">s^d dlrarrow t^d</annotation>
  </semantics>
</math>
</file>

<file path=Object 43/content.xml><?xml version="1.0" encoding="utf-8"?>
<math xmlns="http://www.w3.org/1998/Math/MathML">
  <semantics>
    <mrow>
      <mi>p</mi>
      <mi>↔</mi>
      <mi>q</mi>
      <mo stretchy="false">⇔</mo>
      <mrow>
        <mrow>
          <mo stretchy="false">(</mo>
          <mrow>
            <mi>p</mi>
            <mo stretchy="false">→</mo>
            <mi>q</mi>
          </mrow>
          <mo stretchy="false">)</mo>
        </mrow>
        <mo stretchy="false">∧</mo>
        <mrow>
          <mo stretchy="false">(</mo>
          <mrow>
            <mi>q</mi>
            <mo stretchy="false">→</mo>
            <mi>p</mi>
          </mrow>
          <mo stretchy="false">)</mo>
        </mrow>
      </mrow>
    </mrow>
    <annotation encoding="StarMath 5.0">p ↔ q dlrarrow (p rightarrow q ) and ( q rightarrow p)</annotation>
  </semantics>
</math>
</file>

<file path=Object 44/content.xml><?xml version="1.0" encoding="utf-8"?>
<math xmlns="http://www.w3.org/1998/Math/MathML">
  <semantics>
    <mrow>
      <mi>p</mi>
      <munder accentunder="true">
        <mo stretchy="false">∨</mo>
        <mo>̲</mo>
      </munder>
      <mrow>
        <mi>q</mi>
        <mo stretchy="false">=</mo>
        <mrow>
          <mo stretchy="false">¬</mo>
          <mrow>
            <mo stretchy="false">(</mo>
            <mrow>
              <mi>p</mi>
              <mi>↔</mi>
              <mi>q</mi>
            </mrow>
            <mo stretchy="false">)</mo>
          </mrow>
        </mrow>
      </mrow>
    </mrow>
    <annotation encoding="StarMath 5.0">p underline %or q = neg (p ↔ q)</annotation>
  </semantics>
</math>
</file>

<file path=Object 45/content.xml><?xml version="1.0" encoding="utf-8"?>
<math xmlns="http://www.w3.org/1998/Math/MathML">
  <semantics>
    <mrow>
      <mi>p</mi>
      <mi>→</mi>
      <mi>q</mi>
      <mo stretchy="false">⇔</mo>
      <mrow>
        <mo stretchy="false">¬</mo>
        <mi>q</mi>
      </mrow>
      <mi>→</mi>
      <mrow>
        <mo stretchy="false">¬</mo>
        <mi>p</mi>
      </mrow>
    </mrow>
    <annotation encoding="StarMath 5.0">p → q dlrarrow neg q → neg p</annotation>
  </semantics>
</math>
</file>

<file path=Object 46/content.xml><?xml version="1.0" encoding="utf-8"?>
<math xmlns="http://www.w3.org/1998/Math/MathML">
  <semantics>
    <mrow>
      <mi>p</mi>
      <mo stretchy="false">⇒</mo>
      <mi>q</mi>
    </mrow>
    <annotation encoding="StarMath 5.0">p drarrow q</annotation>
  </semantics>
</math>
</file>

<file path=Object 47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48/content.xml><?xml version="1.0" encoding="utf-8"?>
<math xmlns="http://www.w3.org/1998/Math/MathML">
  <semantics>
    <mrow>
      <mi>p</mi>
      <mo stretchy="false">⇒</mo>
      <mi>q</mi>
    </mrow>
    <annotation encoding="StarMath 5.0">p drarrow q </annotation>
  </semantics>
</math>
</file>

<file path=Object 49/content.xml><?xml version="1.0" encoding="utf-8"?>
<math xmlns="http://www.w3.org/1998/Math/MathML">
  <semantics>
    <mrow>
      <mi>q</mi>
      <mo stretchy="false">⇒</mo>
      <mi>p</mi>
    </mrow>
    <annotation encoding="StarMath 5.0">q drarrow p</annotation>
  </semantics>
</math>
</file>

<file path=Object 5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50/content.xml><?xml version="1.0" encoding="utf-8"?>
<math xmlns="http://www.w3.org/1998/Math/MathML">
  <semantics>
    <mrow>
      <mi>p</mi>
      <mo stretchy="false">⇒</mo>
      <mi>q</mi>
    </mrow>
    <annotation encoding="StarMath 5.0">p drarrow q </annotation>
  </semantics>
</math>
</file>

<file path=Object 51/content.xml><?xml version="1.0" encoding="utf-8"?>
<math xmlns="http://www.w3.org/1998/Math/MathML">
  <semantics>
    <mrow>
      <mi>q</mi>
      <mo stretchy="false">⇒</mo>
      <mi>p</mi>
    </mrow>
    <annotation encoding="StarMath 5.0">q drarrow p</annotation>
  </semantics>
</math>
</file>

<file path=Object 52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53/content.xml><?xml version="1.0" encoding="utf-8"?>
<math xmlns="http://www.w3.org/1998/Math/MathML">
  <semantics>
    <mrow>
      <mi>p</mi>
      <mo stretchy="false">⇒</mo>
      <mi>q</mi>
    </mrow>
    <annotation encoding="StarMath 5.0">p drarrow q </annotation>
  </semantics>
</math>
</file>

<file path=Object 54/content.xml><?xml version="1.0" encoding="utf-8"?>
<math xmlns="http://www.w3.org/1998/Math/MathML">
  <semantics>
    <mrow>
      <mrow>
        <mo stretchy="false">(</mo>
        <mrow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sub>
                  <mi>p</mi>
                  <mn>3</mn>
                </msub>
              </mrow>
              <mo stretchy="false">∧</mo>
              <mi>…</mi>
            </mrow>
            <mo stretchy="false">∧</mo>
            <msub>
              <mi>p</mi>
              <mi>n</mi>
            </msub>
          </mrow>
        </mrow>
        <mo stretchy="false">)</mo>
      </mrow>
      <mi>→</mi>
      <mi>q</mi>
    </mrow>
    <annotation encoding="StarMath 5.0">(  p_1 and p_2 and p_3 and … and p_n) → q</annotation>
  </semantics>
</math>
</file>

<file path=Object 55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56/content.xml><?xml version="1.0" encoding="utf-8"?>
<math xmlns="http://www.w3.org/1998/Math/MathML">
  <semantics>
    <mrow>
      <mrow>
        <mo stretchy="false">¬</mo>
        <mi>q</mi>
      </mrow>
    </mrow>
    <annotation encoding="StarMath 5.0">neg q</annotation>
  </semantics>
</math>
</file>

<file path=Object 57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8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59/content.xml><?xml version="1.0" encoding="utf-8"?>
<math xmlns="http://www.w3.org/1998/Math/MathML">
  <semantics>
    <mrow>
      <mrow>
        <mo stretchy="false">¬</mo>
        <mi>p</mi>
      </mrow>
      <mi>→</mi>
      <msub>
        <mi>F</mi>
        <mn>0</mn>
      </msub>
    </mrow>
    <annotation encoding="StarMath 5.0">neg p → F_0</annotation>
  </semantics>
</math>
</file>

<file path=Object 6/content.xml><?xml version="1.0" encoding="utf-8"?>
<math xmlns="http://www.w3.org/1998/Math/MathML">
  <semantics>
    <mrow>
      <mi>p</mi>
      <mo stretchy="false">⇒</mo>
      <mi>q</mi>
    </mrow>
    <annotation encoding="StarMath 5.0">p drarrow q</annotation>
  </semantics>
</math>
</file>

<file path=Object 60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62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3/content.xml><?xml version="1.0" encoding="utf-8"?>
<math xmlns="http://www.w3.org/1998/Math/MathML">
  <semantics>
    <mrow>
      <mrow>
        <mo stretchy="false">(</mo>
        <mrow>
          <mrow>
            <mi>p</mi>
            <mo stretchy="false">∨</mo>
            <mi>q</mi>
          </mrow>
        </mrow>
        <mo stretchy="false">)</mo>
      </mrow>
      <mi>→</mi>
      <mi>r</mi>
    </mrow>
    <annotation encoding="StarMath 5.0">(p or q) → r</annotation>
  </semantics>
</math>
</file>

<file path=Object 64/content.xml><?xml version="1.0" encoding="utf-8"?>
<math xmlns="http://www.w3.org/1998/Math/MathML">
  <semantics>
    <mrow>
      <mrow>
        <mi>p</mi>
        <mo stretchy="false">∨</mo>
        <mi>r</mi>
      </mrow>
    </mrow>
    <annotation encoding="StarMath 5.0">p or r</annotation>
  </semantics>
</math>
</file>

<file path=Object 65/content.xml><?xml version="1.0" encoding="utf-8"?>
<math xmlns="http://www.w3.org/1998/Math/MathML">
  <semantics>
    <mrow>
      <mrow>
        <mi>q</mi>
        <mo stretchy="false">∨</mo>
        <mi>s</mi>
      </mrow>
    </mrow>
    <annotation encoding="StarMath 5.0">q or s</annotation>
  </semantics>
</math>
</file>

<file path=Object 66/content.xml><?xml version="1.0" encoding="utf-8"?>
<math xmlns="http://www.w3.org/1998/Math/MathML">
  <semantics>
    <mrow>
      <mrow>
        <mrow>
          <mo stretchy="false">¬</mo>
          <mi>q</mi>
        </mrow>
        <mo stretchy="false">∨</mo>
        <mrow>
          <mo stretchy="false">¬</mo>
          <mi>s</mi>
        </mrow>
      </mrow>
    </mrow>
    <annotation encoding="StarMath 5.0">neg q or neg s</annotation>
  </semantics>
</math>
</file>

<file path=Object 67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¬</mo>
          <mi>r</mi>
        </mrow>
      </mrow>
    </mrow>
    <annotation encoding="StarMath 5.0">neg p or neg r</annotation>
  </semantics>
</math>
</file>

<file path=Object 68/content.xml><?xml version="1.0" encoding="utf-8"?>
<math xmlns="http://www.w3.org/1998/Math/MathML">
  <semantics>
    <mrow>
      <mrow>
        <mo stretchy="false">(</mo>
        <mrow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sub>
                  <mi>p</mi>
                  <mn>3</mn>
                </msub>
              </mrow>
              <mo stretchy="false">∧</mo>
              <mi>…</mi>
            </mrow>
            <mo stretchy="false">∧</mo>
            <msub>
              <mi>p</mi>
              <mi>n</mi>
            </msub>
          </mrow>
        </mrow>
        <mo stretchy="false">)</mo>
      </mrow>
      <mi>→</mi>
      <mrow>
        <mo stretchy="false">(</mo>
        <mrow>
          <mi>q</mi>
          <mi>→</mi>
          <mi>r</mi>
        </mrow>
        <mo stretchy="false">)</mo>
      </mrow>
    </mrow>
    <annotation encoding="StarMath 5.0">(  p_1 and p_2 and p_3 and … and p_n) → (q → r)</annotation>
  </semantics>
</math>
</file>

<file path=Object 69/content.xml><?xml version="1.0" encoding="utf-8"?>
<math xmlns="http://www.w3.org/1998/Math/MathML">
  <semantics>
    <mrow>
      <mrow>
        <mo stretchy="false">(</mo>
        <mrow>
          <mrow>
            <mrow>
              <mrow>
                <mrow>
                  <mrow>
                    <msub>
                      <mi>p</mi>
                      <mn>1</mn>
                    </msub>
                    <mo stretchy="false">∧</mo>
                    <msub>
                      <mi>p</mi>
                      <mn>2</mn>
                    </msub>
                  </mrow>
                  <mo stretchy="false">∧</mo>
                  <msub>
                    <mi>p</mi>
                    <mn>3</mn>
                  </msub>
                </mrow>
                <mo stretchy="false">∧</mo>
                <mi>…</mi>
              </mrow>
              <mo stretchy="false">∧</mo>
              <msub>
                <mi>p</mi>
                <mi>n</mi>
              </msub>
            </mrow>
            <mo stretchy="false">∧</mo>
            <mi>q</mi>
          </mrow>
        </mrow>
        <mo stretchy="false">)</mo>
      </mrow>
      <mi>→</mi>
      <mi>r</mi>
    </mrow>
    <annotation encoding="StarMath 5.0">(  p_1 and p_2 and p_3 and … and p_n and q) → r</annotation>
  </semantics>
</math>
</file>

<file path=Object 7/content.xml><?xml version="1.0" encoding="utf-8"?>
<math xmlns="http://www.w3.org/1998/Math/MathML">
  <semantics>
    <mrow>
      <mo stretchy="false">∨</mo>
    </mrow>
    <annotation encoding="StarMath 5.0">%or</annotation>
  </semantics>
</math>
</file>

<file path=Object 7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8/content.xml><?xml version="1.0" encoding="utf-8"?>
<math xmlns="http://www.w3.org/1998/Math/MathML">
  <semantics>
    <mrow>
      <mo stretchy="false">∧</mo>
    </mrow>
    <annotation encoding="StarMath 5.0">%and</annotation>
  </semantics>
</math>
</file>

<file path=Object 9/content.xml><?xml version="1.0" encoding="utf-8"?>
<math xmlns="http://www.w3.org/1998/Math/MathML">
  <semantics>
    <mrow>
      <munder accentunder="true">
        <mo stretchy="false">∨</mo>
        <mo>̲</mo>
      </munder>
    </mrow>
    <annotation encoding="StarMath 5.0">underline %or</annotation>
  </semantics>
</math>
</file>